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06cm" fo:margin-left="-0.201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471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406cm" fo:margin-left="-0.201cm" table:align="left" style:writing-mode="lr-tb"/>
    </style:style>
    <style:style style:name="Tabla2.A" style:family="table-column">
      <style:table-column-properties style:column-width="15.4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406cm" fo:margin-left="-0.201cm" table:align="left" style:writing-mode="lr-tb"/>
    </style:style>
    <style:style style:name="Tabla3.A" style:family="table-column">
      <style:table-column-properties style:column-width="15.40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406cm" fo:margin-left="-0.201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86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406cm" fo:margin-left="-0.201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406cm" fo:margin-left="-0.201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32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406cm" fo:margin-left="-0.201cm" table:align="left" style:writing-mode="lr-tb"/>
    </style:style>
    <style:style style:name="Tabla7.A" style:family="table-column">
      <style:table-column-properties style:column-width="15.40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56a0e" officeooo:paragraph-rsid="00156a0e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da98c" officeooo:paragraph-rsid="001da98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13c118" officeooo:paragraph-rsid="0013c118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55503" officeooo:paragraph-rsid="00155503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56a0e" officeooo:paragraph-rsid="00156a0e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bf542" officeooo:paragraph-rsid="001bf542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bf542" officeooo:paragraph-rsid="001bf542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a98c" officeooo:paragraph-rsid="001da98c" style:font-weight-asian="bold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6bdc" officeooo:paragraph-rsid="00156bdc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647c7" officeooo:paragraph-rsid="001647c7" style:font-size-asian="12pt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bf59" officeooo:paragraph-rsid="0017bf59" style:font-size-asian="12pt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7bf59" officeooo:paragraph-rsid="0017bf59" style:font-size-asian="12pt" style:font-weight-asian="bol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57b9" officeooo:paragraph-rsid="001857b9" style:font-size-asian="12pt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857b9" officeooo:paragraph-rsid="001857b9" style:font-size-asian="12pt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265a" officeooo:paragraph-rsid="001a265a" style:font-size-asian="12pt" style:font-weight-asian="bol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a265a" officeooo:paragraph-rsid="001a265a" style:font-size-asian="12pt" style:font-weight-asian="bold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94ae" officeooo:paragraph-rsid="001a94ae" style:font-size-asian="12pt" style:font-weight-asian="bold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a94ae" officeooo:paragraph-rsid="001a94ae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f542" officeooo:paragraph-rsid="001bf542" style:font-size-asian="12pt" style:font-weight-asian="bold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bf542" officeooo:paragraph-rsid="001bf542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41ee" officeooo:paragraph-rsid="001d41ee" style:font-size-asian="12pt" style:font-weight-asian="bold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d41ee" officeooo:paragraph-rsid="001d41ee" style:font-size-asian="12pt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officeooo:rsid="0019ab3b" officeooo:paragraph-rsid="001f0358" style:font-name-complex="Arial"/>
    </style:style>
    <style:style style:name="T1" style:family="text">
      <style:text-properties officeooo:rsid="0012b535"/>
    </style:style>
    <style:style style:name="T2" style:family="text">
      <style:text-properties officeooo:rsid="001f03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"><text:span text:style-name="T1">Modificar r</text:span>eserva paquete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4">CU_4.<text:span text:style-name="T2">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9">Cliente, <text:span text:style-name="T2">Cliente registrado</text:span> y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10">Debe existir una reserva previamente hech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0">La reserva queda modific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1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18">El Cliente modifica la reserva de un paquete turístico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19">El Cliente indica al Agente que desea modificar una reserva, el Agente busca dicha reserva en el sistema y pide al Cliente la nueva información. El Agente introduce la nueva información y el sistema guarda los cambios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1</text:p>
          </table:table-cell>
          <table:table-cell table:style-name="Tabla4.B2" office:value-type="string">
            <text:p text:style-name="P23">Cliente: Solicita modificar una reserva de un paquete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4">2</text:p>
          </table:table-cell>
          <table:table-cell table:style-name="Tabla4.B3" office:value-type="string">
            <text:p text:style-name="P25">Agente: Solicita al Cliente el nombre de la reserva</text:p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8"/>
          </table:table-cell>
        </table:table-row>
        <table:table-row table:style-name="Tabla4.1">
          <table:table-cell table:style-name="Tabla4.A4" office:value-type="string">
            <text:p text:style-name="P26">3</text:p>
          </table:table-cell>
          <table:table-cell table:style-name="Tabla4.B4" office:value-type="string">
            <text:p text:style-name="P27">Cliente: Proporciona el nombre de la reserva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8">4</text:p>
          </table:table-cell>
          <table:table-cell table:style-name="Tabla4.B5" office:value-type="string">
            <text:p text:style-name="P29">Agente: Busca la reserva</text:p>
          </table:table-cell>
          <table:table-cell table:style-name="Tabla4.C5" office:value-type="string">
            <text:p text:style-name="P12">5</text:p>
          </table:table-cell>
          <table:table-cell table:style-name="Tabla4.D5" office:value-type="string">
            <text:p text:style-name="P13">Busca la reserva del paquete.</text:p>
          </table:table-cell>
        </table:table-row>
        <table:table-row table:style-name="Tabla4.1">
          <table:table-cell table:style-name="Tabla4.A6" office:value-type="string">
            <text:p text:style-name="P20"/>
          </table:table-cell>
          <table:table-cell table:style-name="Tabla4.B6" office:value-type="string">
            <text:p text:style-name="P21"/>
          </table:table-cell>
          <table:table-cell table:style-name="Tabla4.C6" office:value-type="string">
            <text:p text:style-name="P12">6</text:p>
          </table:table-cell>
          <table:table-cell table:style-name="Tabla4.D6" office:value-type="string">
            <text:p text:style-name="P13">Informa la Agente de que ha encontrado la reserva</text:p>
          </table:table-cell>
        </table:table-row>
        <table:table-row table:style-name="Tabla4.1">
          <table:table-cell table:style-name="Tabla4.A7" office:value-type="string">
            <text:p text:style-name="P30">7</text:p>
          </table:table-cell>
          <table:table-cell table:style-name="Tabla4.B7" office:value-type="string">
            <text:p text:style-name="P31">Agente: Pide al cliente la nueva información</text:p>
          </table:table-cell>
          <table:table-cell table:style-name="Tabla4.C7" office:value-type="string">
            <text:p text:style-name="P7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30">8</text:p>
          </table:table-cell>
          <table:table-cell table:style-name="Tabla4.B8" office:value-type="string">
            <text:p text:style-name="P31">Cliente: Proporciona la información</text:p>
          </table:table-cell>
          <table:table-cell table:style-name="Tabla4.C8" office:value-type="string">
            <text:p text:style-name="P7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30">9</text:p>
          </table:table-cell>
          <table:table-cell table:style-name="Tabla4.B9" office:value-type="string">
            <text:p text:style-name="P31">Agente: Introduce los cambios en la reserva</text:p>
          </table:table-cell>
          <table:table-cell table:style-name="Tabla4.C9" office:value-type="string">
            <text:p text:style-name="P12">10</text:p>
          </table:table-cell>
          <table:table-cell table:style-name="Tabla4.D9" office:value-type="string">
            <text:p text:style-name="P13">Guarda los cambios en la reserva</text:p>
          </table:table-cell>
        </table:table-row>
        <table:table-row table:style-name="Tabla4.1">
          <table:table-cell table:style-name="Tabla4.A10" office:value-type="string">
            <text:p text:style-name="P20"/>
          </table:table-cell>
          <table:table-cell table:style-name="Tabla4.B10" office:value-type="string">
            <text:p text:style-name="P21"/>
          </table:table-cell>
          <table:table-cell table:style-name="Tabla4.C10" office:value-type="string">
            <text:p text:style-name="P7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0"/>
          </table:table-cell>
          <table:table-cell table:style-name="Tabla4.B11" office:value-type="string">
            <text:p text:style-name="P21"/>
          </table:table-cell>
          <table:table-cell table:style-name="Tabla4.C11" office:value-type="string">
            <text:p text:style-name="P7"/>
          </table:table-cell>
          <table:table-cell table:style-name="Tabla4.D11" office:value-type="string">
            <text:p text:style-name="P8"/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5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2">5</text:p>
          </table:table-cell>
          <table:table-cell table:style-name="Tabla5.B2" office:value-type="string">
            <text:p text:style-name="P33">El sistema no encuentra la reserva</text:p>
          </table:table-cell>
        </table:table-row>
        <table:table-row table:style-name="Tabla5.1">
          <table:table-cell table:style-name="Tabla5.A3" office:value-type="string">
            <text:p text:style-name="P20"/>
          </table:table-cell>
          <table:table-cell table:style-name="Tabla5.B3" office:value-type="string">
            <text:p text:style-name="P33">1. Informa la Agente de la situación y finaliza el caso de uso</text:p>
          </table:table-cell>
        </table:table-row>
        <table:table-row table:style-name="Tabla5.1">
          <table:table-cell table:style-name="Tabla5.A4" office:value-type="string">
            <text:p text:style-name="P20"/>
          </table:table-cell>
          <table:table-cell table:style-name="Tabla5.B4" office:value-type="string">
            <text:p text:style-name="P21"/>
          </table:table-cell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5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Alt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4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Alt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</text:p>
          </table:table-cell>
        </table:table-row>
      </table:table>
      <text:p text:style-name="P1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">Comentarios</text:p>
          </table:table-cell>
        </table:table-row>
        <table:table-row table:style-name="Tabla7.2">
          <table:table-cell table:style-name="Tabla7.A2" office:value-type="string">
            <text:p text:style-name="P17"/>
          </table:table-cell>
        </table:table-row>
      </table:table>
      <text:p text:style-name="P2"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36:43.570889843</dc:date>
    <meta:editing-cycles>17</meta:editing-cycles>
    <meta:editing-duration>PT11M53S</meta:editing-duration>
    <meta:generator>LibreOffice/6.0.7.3$Linux_X86_64 LibreOffice_project/00m0$Build-3</meta:generator>
    <meta:document-statistic meta:table-count="7" meta:image-count="0" meta:object-count="0" meta:page-count="2" meta:paragraph-count="61" meta:word-count="204" meta:character-count="1221" meta:non-whitespace-character-count="1078"/>
  </office:meta>
</office:document-meta>
</file>